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bin" svg:font-family="Cabin" style:font-pitch="variable"/>
    <style:font-face style:name="Linux Libertine Initials O" svg:font-family="'Linux Libertine Initials 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5.36pt"/>
    </style:style>
    <style:style style:name="co2" style:family="table-column">
      <style:table-column-properties fo:break-before="auto" style:column-width="50.8pt"/>
    </style:style>
    <style:style style:name="co3" style:family="table-column">
      <style:table-column-properties fo:break-before="auto" style:column-width="385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3.6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Cabi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style:font-name="Cabin" fo:font-size="10pt" style:font-size-asian="10pt" style:font-size-complex="10pt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bi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bin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Component</text:p>
          </table:table-cell>
          <table:table-cell table:style-name="ce4" office:value-type="string" calcext:value-type="string">
            <text:p>Quantity</text:p>
          </table:table-cell>
          <table:table-cell table:style-name="ce1" office:value-type="string" calcext:value-type="string">
            <text:p>Link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river – HIP4081AIBZ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://dk.rs-online.com/web/p/mosfet-power-drivere/2163484/" xlink:type="simple">http://dk.rs-online.com/web/p/mosfet-power-drivere/2163484/</text:a>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OSFETS – IBP045N10N3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://dk.rs-online.com/web/p/mosfet-transistorer/7528378/" xlink:type="simple">http://dk.rs-online.com/web/p/mosfet-transistorer/7528378/</text:a>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iode – US1M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://dk.rs-online.com/web/p/dioder-ensretter-og-schottky-dioder/7103917/" xlink:type="simple">http://dk.rs-online.com/web/p/dioder-ensretter-og-schottky-dioder/7103917/</text:a>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sistor – 1 Ohm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://dk.rs-online.com/web/p/overflademontering-faste-modstande/8094801/" xlink:type="simple">http://dk.rs-online.com/web/p/overflademontering-faste-modstande/8094801/</text:a>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la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://dk.rs-online.com/web/p/kontaktorer/0420401/" xlink:type="simple">http://dk.rs-online.com/web/p/kontaktorer/0420401/</text:a>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wer resistor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://dk.rs-online.com/web/p/hulmontering-faste-modstande/8469898/" xlink:type="simple">http://dk.rs-online.com/web/p/hulmontering-faste-modstande/8469898/</text:a>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nrush rela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://dk.rs-online.com/web/p/relaeer-arreterende/0808387/" xlink:type="simple">http://dk.rs-online.com/web/p/relaeer-arreterende/0808387/</text:a>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OSFETS 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://dk.rs-online.com/web/p/mosfet-transistorer/3544890/" xlink:type="simple">http://dk.rs-online.com/web/p/mosfet-transistorer/3544890/</text:a>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D gate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://dk.rs-online.com/web/p/standard-logiske-gates/6631815/" xlink:type="simple">http://dk.rs-online.com/web/p/standard-logiske-gates/6631815/</text:a>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pacitor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://dk.rs-online.com/web/p/aluminium-kondensatorer/9039684/" xlink:type="simple">http://dk.rs-online.com/web/p/aluminium-kondensatorer/9039684/</text:a>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pacitor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://dk.rs-online.com/web/p/keramiske-flerlags-kondensatorer/8029942/" xlink:type="simple">http://dk.rs-online.com/web/p/keramiske-flerlags-kondensatorer/8029942/</text:a>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mparator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://dk.rs-online.com/web/p/komparatorer/8099253/" xlink:type="simple">http://dk.rs-online.com/web/p/komparatorer/8099253/</text:a>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uffer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://dk.rs-online.com/web/p/buffere/6628957/" xlink:type="simple">http://dk.rs-online.com/web/p/buffere/6628957/</text:a>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nverter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://dk.rs-online.com/web/p/invertere/6628907/" xlink:type="simple">http://dk.rs-online.com/web/p/invertere/6628907/</text:a> </text:p>
          </table:table-cell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bin" svg:font-family="Cabin" style:font-pitch="variable"/>
    <style:font-face style:name="Linux Libertine Initials O" svg:font-family="'Linux Libertine Initials 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09:36:34.505444214</meta:creation-date>
    <dc:date>2017-06-23T10:01:11.013277977</dc:date>
    <meta:editing-duration>PT7M45S</meta:editing-duration>
    <meta:editing-cycles>3</meta:editing-cycles>
    <meta:generator>LibreOffice/5.1.6.2$Linux_X86_64 LibreOffice_project/10m0$Build-2</meta:generator>
    <meta:document-statistic meta:table-count="1" meta:cell-count="45" meta:object-count="0"/>
  </office:meta>
</office:document-meta>
</file>